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7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2cc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2efd9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eeaf6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be4d5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d0cec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2cc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2efd9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deeaf6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be4d5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d0cece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2cc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2cc" fo:border-left="0.51pt solid #000000" fo:border-right="0.51pt solid #000000" fo:border-top="0.06pt solid #000000"/>
      <style:text-properties fo:color="#ff99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2efd9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deeaf6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be4d5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0cece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2efd9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deeaf6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be4d5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be4d5" fo:border-left="0.51pt solid #000000" fo:border-right="0.51pt solid #000000" fo:border-top="0.06pt solid #000000"/>
      <style:text-properties fo:color="#6aa84f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0cece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2pt" fo:language="pt" fo:country="BR" style:language-asian="ar" style:country-asian="SA" style:font-name-asian="Times New Roma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default-cell-style-name="ce10"/>
        <table:table-column table:style-name="co1" table:default-cell-style-name="ce17"/>
        <table:table-column table:style-name="co2" table:default-cell-style-name="ce17"/>
        <table:table-row table:style-name="ro1">
          <table:table-cell table:style-name="ce1" office:value-type="string" calcext:value-type="string">
            <text:p>Categorias</text:p>
          </table:table-cell>
          <table:table-cell table:style-name="ce7" office:value-type="string" calcext:value-type="string">
            <text:p>Código </text:p>
          </table:table-cell>
          <table:table-cell table:style-name="ce13" office:value-type="string" calcext:value-type="string">
            <text:p>screen_name</text:p>
          </table:table-cell>
          <table:table-cell table:style-name="ce13" office:value-type="string" calcext:value-type="string">
            <text:p>text</text:p>
          </table:table-cell>
        </table:table-row>
        <table:table-row table:style-name="ro2">
          <table:table-cell table:style-name="ce2" office:value-type="string" calcext:value-type="string">
            <text:p>Ceticismo</text:p>
          </table:table-cell>
          <table:table-cell table:style-name="ce8" office:value-type="string" calcext:value-type="string">
            <text:p>Tw1</text:p>
          </table:table-cell>
          <table:table-cell table:style-name="ce14" office:value-type="string" calcext:value-type="string">
            <text:p>Crismp89</text:p>
            <text:p/>
          </table:table-cell>
          <table:table-cell table:style-name="ce14" office:value-type="string" calcext:value-type="string">
            <text:p>@taliriapetrone Prove que a chuva intensa no RJ foi decorrente das mudanças climáticas. Aí terá como cobrar algo com esse respaldo.</text:p>
          </table:table-cell>
        </table:table-row>
        <table:table-row table:style-name="ro2">
          <table:table-cell table:style-name="ce2" office:value-type="string" calcext:value-type="string">
            <text:p>Ceticismo</text:p>
          </table:table-cell>
          <table:table-cell table:style-name="ce8" office:value-type="string" calcext:value-type="string">
            <text:p>Tw4</text:p>
          </table:table-cell>
          <table:table-cell table:style-name="ce14" office:value-type="string" calcext:value-type="string">
            <text:p>FlavioLVRocha</text:p>
            <text:p/>
          </table:table-cell>
          <table:table-cell table:style-name="ce14" office:value-type="string" calcext:value-type="string">
            <text:p>@g1 Aproveitando o post do G1, vi muita gente (como André Trigueiro) culpando a mudança climática pelas chuvas. Até o momento, não há evidências disso. Chuvas assim sempre ocorreram. Ver matéria do próprio G1:</text:p>
          </table:table-cell>
        </table:table-row>
        <table:table-row table:style-name="ro2">
          <table:table-cell table:style-name="ce2" office:value-type="string" calcext:value-type="string">
            <text:p>Ceticismo</text:p>
          </table:table-cell>
          <table:table-cell table:style-name="ce8" office:value-type="string" calcext:value-type="string">
            <text:p>Tw6</text:p>
          </table:table-cell>
          <table:table-cell table:style-name="ce14" office:value-type="string" calcext:value-type="string">
            <text:p>Carlosloureir15</text:p>
            <text:p/>
          </table:table-cell>
          <table:table-cell table:style-name="ce14" office:value-type="string" calcext:value-type="string">
            <text:p>@exame Crivela, Mirian Leitão e André Trigueiros afirmaram que temporal no Rio é resultado das mudanças climáticas. São uns picaretas. Única climatologista da Climatempo entrevistada nega associação entre fenômenos microclimáticas e mudanças climáticas gl</text:p>
          </table:table-cell>
        </table:table-row>
        <table:table-row table:style-name="ro2">
          <table:table-cell table:style-name="ce2" office:value-type="string" calcext:value-type="string">
            <text:p>Ceticismo</text:p>
          </table:table-cell>
          <table:table-cell table:style-name="ce8" office:value-type="string" calcext:value-type="string">
            <text:p>Tw7</text:p>
          </table:table-cell>
          <table:table-cell table:style-name="ce15" office:value-type="string" calcext:value-type="string">
            <text:p>luirmiranda</text:p>
            <text:p/>
          </table:table-cell>
          <table:table-cell table:style-name="ce15" office:value-type="string" calcext:value-type="string">
            <text:p>A Globo tá dizendo que a chuva no RJ é por causa das “mudanças climáticas” é pra rir ou pra chorar ou pra chorar de rir? &lt;U+0001F602&gt;</text:p>
          </table:table-cell>
        </table:table-row>
        <table:table-row table:style-name="ro2">
          <table:table-cell table:style-name="ce2" office:value-type="string" calcext:value-type="string">
            <text:p>Ceticismo</text:p>
          </table:table-cell>
          <table:table-cell table:style-name="ce8" office:value-type="string" calcext:value-type="string">
            <text:p>Tw9</text:p>
          </table:table-cell>
          <table:table-cell table:style-name="ce14" office:value-type="string" calcext:value-type="string">
            <text:p>Cassio_Meira</text:p>
            <text:p/>
          </table:table-cell>
          <table:table-cell table:style-name="ce14" office:value-type="string" calcext:value-type="string">
            <text:p>Engraçado, pra detonar o prefeito, mostram q as chuvas se repetem desde a colônia, pra defender a mudança climática somem com esse dado é dizem nunca ter acontecido antes... difícil! https://t.co/Fiyrvm2iHq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2</text:p>
          </table:table-cell>
          <table:table-cell table:style-name="ce16" office:value-type="string" calcext:value-type="string">
            <text:p>Hito_silvah</text:p>
            <text:p/>
          </table:table-cell>
          <table:table-cell table:style-name="ce16" office:value-type="string" calcext:value-type="string">
            <text:p>@youngcadu Oficio meu bem , eu também já fui obrigado a servir outras pessoas na chuva até mesmo em baixo do sol do meio dia do meu amado pais nordeste, as necessidades nos fazem enfrentar as mudanças climáticas do tempo, e até mesmo pessoas que sincerame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28</text:p>
          </table:table-cell>
          <table:table-cell table:style-name="ce16" office:value-type="string" calcext:value-type="string">
            <text:p>beatrizdiniz</text:p>
            <text:p/>
          </table:table-cell>
          <table:table-cell table:style-name="ce16" office:value-type="string" calcext:value-type="string">
            <text:p>o que era raro ficou comum #mudançasclimáticas #chuvasrj https://t.co/PDorCYdJIv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33</text:p>
          </table:table-cell>
          <table:table-cell table:style-name="ce16" office:value-type="string" calcext:value-type="string">
            <text:p>callado_luiza</text:p>
            <text:p/>
          </table:table-cell>
          <table:table-cell table:style-name="ce20" office:value-type="string" calcext:value-type="string">
            <text:p><text:span text:style-name="T1">Acabaram de confirmar 3 corpos soterrados num táxi. É preciso que a população carioca seja treinada pra situações de alerta. Precisamos de infraestrutura e precisamos entender que isso não vai ser evento isolado. As #mudançasclimáticas é algo real. #ChuvaRJ </text:span><text:a xlink:href="https://t.co/ZB98sEz5J7" xlink:type="simple">https://t.co/ZB98sEz5J7</text:a><text:span text:style-name="T1"> (Governança)</text:span>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34</text:p>
          </table:table-cell>
          <table:table-cell table:style-name="ce16" office:value-type="string" calcext:value-type="string">
            <text:p>lastmem0ries</text:p>
            <text:p/>
          </table:table-cell>
          <table:table-cell table:style-name="ce16" office:value-type="string" calcext:value-type="string">
            <text:p>Não é só o lixo, não é só a chuva, não é só a falta de precaução, não é só a ocupação desordenada, não é só mudanças climáticas. É tudo junto. Acordem pq isso é só um dos muitos momentos de caos que enfrentaremos #ChuvaRJ #climatechange #BomDiaRio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35</text:p>
          </table:table-cell>
          <table:table-cell table:style-name="ce16" office:value-type="string" calcext:value-type="string">
            <text:p>beatrizdiniz</text:p>
            <text:p/>
          </table:table-cell>
          <table:table-cell table:style-name="ce16" office:value-type="string" calcext:value-type="string">
            <text:p>a cidade tá colapsada. mas a natureza é sábia, tem sua lógica de manter a vida. agora a gente tem algumas oportunidades:</text:p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39</text:p>
          </table:table-cell>
          <table:table-cell table:style-name="ce16" office:value-type="string" calcext:value-type="string">
            <text:p>luanabalmas</text:p>
            <text:p/>
          </table:table-cell>
          <table:table-cell table:style-name="ce16" office:value-type="string" calcext:value-type="string">
            <text:p>A combinação de urbanização e mudanças climáticas exige políticos preparados pra prover as cidades com resiliência e adaptação. O oposto dessa “nova era” de tantas ôtoridades eleitas em nome de Deus e negacionistas. (Governança) (críticas ao ceticismo)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43</text:p>
          </table:table-cell>
          <table:table-cell table:style-name="ce16" office:value-type="string" calcext:value-type="string">
            <text:p>globalnewdeal</text:p>
            <text:p/>
          </table:table-cell>
          <table:table-cell table:style-name="ce16" office:value-type="string" calcext:value-type="string">
            <text:p>#ChuvaRJ Eventos assim serão cada vez mais comuns. #mudançaclimática. https://t.co/RDlBXZVM0O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46</text:p>
          </table:table-cell>
          <table:table-cell table:style-name="ce16" office:value-type="string" calcext:value-type="string">
            <text:p>beatrizdiniz</text:p>
            <text:p/>
          </table:table-cell>
          <table:table-cell table:style-name="ce16" office:value-type="string" calcext:value-type="string">
            <text:p>Pode ser dizer que talvez essa forte chuva possa ser um reflexo do que estamos vivendo atualmente no mundo. As mudanças climaticas ! #chuvarj #Riodejaneiro https://t.co/wRc3X8yLjO</text:p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50</text:p>
          </table:table-cell>
          <table:table-cell table:style-name="ce16" office:value-type="string" calcext:value-type="string">
            <text:p>AndersonAlvisse</text:p>
            <text:p/>
          </table:table-cell>
          <table:table-cell table:style-name="ce16" office:value-type="string" calcext:value-type="string">
            <text:p>O Brasil ainda não está preparado para “desastres” naturais como chuvas intensas e mudanças climáticas </text:p>
            <text:p/>
          </table:table-cell>
        </table:table-row>
        <table:table-row table:style-name="ro2">
          <table:table-cell table:style-name="ce3" office:value-type="string" calcext:value-type="string">
            <text:p>Adaptação</text:p>
          </table:table-cell>
          <table:table-cell table:style-name="ce9" office:value-type="string" calcext:value-type="string">
            <text:p>Tw30</text:p>
          </table:table-cell>
          <table:table-cell table:style-name="ce16" office:value-type="string" calcext:value-type="string">
            <text:p>GAbreu_26125</text:p>
            <text:p/>
          </table:table-cell>
          <table:table-cell table:style-name="ce20" office:value-type="string" calcext:value-type="string">
            <text:p><text:span text:style-name="T1">Tempestades devastadoras, como a de ontem, estão se tornando cada vez mais comuns no Rio de Janeiro, devido à intensificação das mudanças climáticas e do aquecimento global, e ao descaso do poder público municipal e estadual com a prevenção de enchentes e deslizamentos. #ChuvaRJ </text:span><text:a xlink:href="https://t.co/ucnQ8VTAB3" xlink:type="simple">https://t.co/ucnQ8VTAB3</text:a><text:span text:style-name="T1"> (Governança)</text:span></text:p>
            <text:p/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3</text:p>
          </table:table-cell>
          <table:table-cell office:value-type="string" calcext:value-type="string">
            <text:p>beatrizdiniz</text:p>
            <text:p/>
          </table:table-cell>
          <table:table-cell table:style-name="ce21" office:value-type="string" calcext:value-type="string">
            <text:p><text:span text:style-name="T1">ministro do meio depois da morte de 10 pessoas na cidade colapsada num dia lôkamente quente com a chuva mais forte em mais de 20 anos: mudanças climáticas são menos importantes. </text:span><text:a xlink:href="https://t.co/9joAlSod4F" xlink:type="simple">https://t.co/9joAlSod4F</text:a>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14</text:p>
          </table:table-cell>
          <table:table-cell office:value-type="string" calcext:value-type="string">
            <text:p>sandrofm</text:p>
            <text:p/>
          </table:table-cell>
          <table:table-cell office:value-type="string" calcext:value-type="string">
            <text:p>Da série mudanças climáticas são fake news \Pior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15</text:p>
          </table:table-cell>
          <table:table-cell office:value-type="string" calcext:value-type="string">
            <text:p>carlosvps</text:p>
            <text:p/>
          </table:table-cell>
          <table:table-cell office:value-type="string" calcext:value-type="string">
            <text:p>Chove a mais de 24hs no Rio. Em algumas área já caiu mais de 300 mm de chuva. Os cariocas nunca viram torrente parecida. Ainda tem quem não acredita em mudança climática.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17</text:p>
          </table:table-cell>
          <table:table-cell office:value-type="string" calcext:value-type="string">
            <text:p>MonaDorf</text:p>
          </table:table-cell>
          <table:table-cell office:value-type="string" calcext:value-type="string">
            <text:p>Que chuva devastadora e violenta, no Rio. É de cortar o coração... E ainda há quem não acredite em #mudançasclimáticas. Como repórter acompanhei chuvas torrenciais e deslizamentos de terra, em janeiro, mas não lembro de chuva tão mortal assim, em abril.</text:p>
            <text:p/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19</text:p>
          </table:table-cell>
          <table:table-cell office:value-type="string" calcext:value-type="string">
            <text:p>reantuunes</text:p>
            <text:p/>
          </table:table-cell>
          <table:table-cell office:value-type="string" calcext:value-type="string">
            <text:p>Como que essa chuva no rj não tem nada a ver com mudanças climáticas &lt;U+0001F926&gt;&lt;U+0001F3FB&gt;&lt;U+200D&gt;&lt;U+2640&gt;&lt;U+FE0F&gt; me explica, minha filha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20</text:p>
          </table:table-cell>
          <table:table-cell office:value-type="string" calcext:value-type="string">
            <text:p>LiliSobreira</text:p>
            <text:p/>
          </table:table-cell>
          <table:table-cell office:value-type="string" calcext:value-type="string">
            <text:p>Ainda bem que o ministro do meio ambiente @rsallesmma disse que as mudanças climáticas são um tema acadêmico. O pessoal aqui do @ClimaInfoNews já tava ficando preocupado. (Governança)</text:p>
            <text:p/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21</text:p>
          </table:table-cell>
          <table:table-cell office:value-type="string" calcext:value-type="string">
            <text:p>milensbatista</text:p>
            <text:p/>
          </table:table-cell>
          <table:table-cell table:style-name="ce21" office:value-type="string" calcext:value-type="string">
            <text:p><text:span text:style-name="T1">hoje fez um calor danado na cidade do rio. daí veio a chuva, chuvona, chuvarada. mudanças climáticas, extremos do clima, sacomé. na cidade com estratégia de resiliência, diagnóstico e áreas de foco, mas, que tem um prefeito negacionista. explico aqui { </text:span><text:a xlink:href="https://t.co/OLzxk1BQMd" xlink:type="simple">https://t.co/OLzxk1BQMd</text:a><text:span text:style-name="T1"> (Governança)</text:span></text:p>
            <text:p/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23</text:p>
          </table:table-cell>
          <table:table-cell office:value-type="string" calcext:value-type="string">
            <text:p>Lullureal</text:p>
            <text:p/>
          </table:table-cell>
          <table:table-cell office:value-type="string" calcext:value-type="string">
            <text:p>@ECantanhede avisa aí que a Presidente da Clima Tempo, hoje na GN, disse que está chuva nada tem a ver com mudança climática (Governança)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27</text:p>
          </table:table-cell>
          <table:table-cell office:value-type="string" calcext:value-type="string">
            <text:p>j_laion</text:p>
            <text:p/>
          </table:table-cell>
          <table:table-cell office:value-type="string" calcext:value-type="string">
            <text:p>Nunca vi chuva levantar asfalto. E ainda tem quem não acredite em mudança climática. Ciclone, chuvas, secas https://t.co/lYJLLxxwxX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29</text:p>
          </table:table-cell>
          <table:table-cell office:value-type="string" calcext:value-type="string">
            <text:p>LampPost_16</text:p>
            <text:p/>
          </table:table-cell>
          <table:table-cell office:value-type="string" calcext:value-type="string">
            <text:p>Depois o chanceler bolsominion diz que a mudança climatica que ocorre por causa do aquecimento global é um plano marxista. Não existe amiguinhos pod confiá , essa chuva ocorre sempre #ChuvaRJ</text:p>
            <text:p> (Governança)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31</text:p>
          </table:table-cell>
          <table:table-cell office:value-type="string" calcext:value-type="string">
            <text:p>robbar7</text:p>
            <text:p/>
          </table:table-cell>
          <table:table-cell office:value-type="string" calcext:value-type="string">
            <text:p>Nas últimas 24 horas, simplesmente choveu no Rio de Janeiro duas vezes mais que a média histórica pra o mês de abril. Vamos continuar cegos e achando que isso é chuva normal, que sempre aconteceu, que as #mudançasclimáticas são invenção do marxismo cultural? https://t.co/J3AC5AXkRi</text:p>
            <text:p>(Governança)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32</text:p>
          </table:table-cell>
          <table:table-cell office:value-type="string" calcext:value-type="string">
            <text:p>meuverbo</text:p>
            <text:p/>
          </table:table-cell>
          <table:table-cell office:value-type="string" calcext:value-type="string">
            <text:p>Temporal devastador no Rio de Janeiro. E ainda tem energúmeno capaz de dizer que mudança climática é papo furado. Vai vendo. (Governança)</text:p>
          </table:table-cell>
        </table:table-row>
        <table:table-row table:style-name="ro1">
          <table:table-cell office:value-type="string" calcext:value-type="string">
            <text:p>Críticas Ceticismo</text:p>
          </table:table-cell>
          <table:table-cell office:value-type="string" calcext:value-type="string">
            <text:p>Tw40</text:p>
          </table:table-cell>
          <table:table-cell office:value-type="string" calcext:value-type="string">
            <text:p>pedlowma</text:p>
          </table:table-cell>
          <table:table-cell office:value-type="string" calcext:value-type="string">
            <text:p>Se não existem mudanças climáticas, não precisa de mitigação. #ChuvaRJ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45</text:p>
          </table:table-cell>
          <table:table-cell office:value-type="string" calcext:value-type="string">
            <text:p>ClimateDisaster</text:p>
            <text:p/>
          </table:table-cell>
          <table:table-cell office:value-type="string" calcext:value-type="string">
            <text:p>Tu vê uma chuva bizarra dessa (que não é a primeira do ano) e pensa: COMÉQUI tem gente que nega mudanças climáticas, aquecimento global e os caralho!?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47</text:p>
          </table:table-cell>
          <table:table-cell office:value-type="string" calcext:value-type="string">
            <text:p>patbalbi</text:p>
            <text:p/>
          </table:table-cell>
          <table:table-cell office:value-type="string" calcext:value-type="string">
            <text:p>E ainda tem idiota querendo negar mudanças climáticas #ChuvaRJ</text:p>
          </table:table-cell>
        </table:table-row>
        <table:table-row table:style-name="ro2">
          <table:table-cell office:value-type="string" calcext:value-type="string">
            <text:p>Críticas Ceticismo</text:p>
          </table:table-cell>
          <table:table-cell office:value-type="string" calcext:value-type="string">
            <text:p>Tw49</text:p>
          </table:table-cell>
          <table:table-cell office:value-type="string" calcext:value-type="string">
            <text:p>beatrizdiniz</text:p>
            <text:p/>
          </table:table-cell>
          <table:table-cell office:value-type="string" calcext:value-type="string">
            <text:p>Amanhã faz um mês que São Paulo foi atingida por uma chuva torrencial. Hoje, o Rio de Janeiro está em calamidade por causa de outro temporal. Nem dá mais para falar que são as temidas \chuvas</text:p>
            <text:p/>
          </table:table-cell>
        </table:table-row>
        <table:table-row table:style-name="ro1">
          <table:table-cell office:value-type="string" calcext:value-type="string">
            <text:p>Críticas Ceticismo</text:p>
          </table:table-cell>
          <table:table-cell office:value-type="string" calcext:value-type="string">
            <text:p>Tw16</text:p>
          </table:table-cell>
          <table:table-cell office:value-type="string" calcext:value-type="string">
            <text:p>juniormatanorte</text:p>
          </table:table-cell>
          <table:table-cell office:value-type="string" calcext:value-type="string">
            <text:p>Prefeito do Rio diz que o caos foi por causa de uma chuva “atípica”. Foi, se não me engano, a terceira chuva “atípica” apenas em 2019. (Governança)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5</text:p>
          </table:table-cell>
          <table:table-cell table:style-name="ce18" office:value-type="string" calcext:value-type="string">
            <text:p>dudulimaPedra90</text:p>
            <text:p/>
          </table:table-cell>
          <table:table-cell table:style-name="ce22" office:value-type="string" calcext:value-type="string">
            <text:p><text:span text:style-name="T1">A chuva de ontem na cidade do Rio de Janeiro é mais um alerta assustador para enfrentarmos com urgência e prioridade a agenda de mudanças climáticas. Em quatro horas choveu o esperado para todo o mês de abril. O... </text:span><text:a xlink:href="https://t.co/GT9cPU696E" xlink:type="simple">https://t.co/GT9cPU696E</text:a>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8</text:p>
          </table:table-cell>
          <table:table-cell table:style-name="ce18" office:value-type="string" calcext:value-type="string">
            <text:p>celinaoliveiras</text:p>
            <text:p/>
          </table:table-cell>
          <table:table-cell table:style-name="ce18" office:value-type="string" calcext:value-type="string">
            <text:p>Pelo menos o Crivella acredita no aquecimento global, depois de ter tomado no cú pelas mudanças climátocas diversas vezes! #ChuvaRJ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11</text:p>
          </table:table-cell>
          <table:table-cell table:style-name="ce18" office:value-type="string" calcext:value-type="string">
            <text:p>evertongomesrj</text:p>
            <text:p/>
          </table:table-cell>
          <table:table-cell table:style-name="ce18" office:value-type="string" calcext:value-type="string">
            <text:p>Esta é minha antiga rua. Triste ver o estado de abandono de uma cidade global como o Rio. A incompetência q saqueia nossos serviços é uma bomba relógio num mundo em mudanças climáticas profundas. #EcoTrabalhismo #ChuvaRJ https://t.co/DBZ5FhproI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12</text:p>
          </table:table-cell>
          <table:table-cell table:style-name="ce18" office:value-type="string" calcext:value-type="string">
            <text:p>paulogbarreto</text:p>
            <text:p/>
          </table:table-cell>
          <table:table-cell table:style-name="ce18" office:value-type="string" calcext:value-type="string">
            <text:p>Rio vulnerável à mudança do clima - ((o))eco - https://t.co/Cs6OKLGaej / Matéria de quando eu era estagiária. O diagnóstico é antigo, mas os governos continuam achando razoável culpar a chuva \não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13</text:p>
          </table:table-cell>
          <table:table-cell table:style-name="ce18" office:value-type="string" calcext:value-type="string">
            <text:p>kohl_torsten</text:p>
            <text:p/>
          </table:table-cell>
          <table:table-cell table:style-name="ce18" office:value-type="string" calcext:value-type="string">
            <text:p>Estamos indignados com a fala do prefeito da cidade do rio de janeiro. Hoje o fenomeno que vimos acontecer foram efeitos das mudanças climáticas. Não tem nada disso de chuva atípica. Medidas de prevenção tem que ser tomadas pra ontem! #grevepeloclima #RiodeJaneiro https://t.co/znvh7ViGqu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22</text:p>
          </table:table-cell>
          <table:table-cell table:style-name="ce18" office:value-type="string" calcext:value-type="string">
            <text:p>paulocnlacerda</text:p>
            <text:p/>
          </table:table-cell>
          <table:table-cell table:style-name="ce18" office:value-type="string" calcext:value-type="string">
            <text:p>@RodCunha Pode ser mudança climática, mas perdi a conta dos bueiros entupidos e inundados ANTES da chuva, sem falar nos buracos, árvores e encostas que ameaçavam cair.</text:p>
            <text:p/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26</text:p>
          </table:table-cell>
          <table:table-cell table:style-name="ce18" office:value-type="string" calcext:value-type="string">
            <text:p>JohannsEller</text:p>
            <text:p/>
          </table:table-cell>
          <table:table-cell table:style-name="ce23" office:value-type="string" calcext:value-type="string">
            <text:p>Sobre a trágica chuva no Rio e sua relação com as mudanças climáticas: mais didático do que o @andretrig no Globo News Em Pauta, impossível. Governos precisam reconhecer o problema e agir imediatamente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36</text:p>
          </table:table-cell>
          <table:table-cell table:style-name="ce18" office:value-type="string" calcext:value-type="string">
            <text:p>ôtoridades</text:p>
            <text:p/>
          </table:table-cell>
          <table:table-cell table:style-name="ce18" office:value-type="string" calcext:value-type="string">
            <text:p>Lembrando que além da falta de infraestrutura do Rio, as chuvas também apontam como estamos NEM AÍ para possíveis mudanças climáticas. E é claro que nossos governantes não investem um centavo em pesquisas relacionadas ao meio ambiente. #ChuvaRJ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37</text:p>
          </table:table-cell>
          <table:table-cell table:style-name="ce18" office:value-type="string" calcext:value-type="string">
            <text:p>sociedade</text:p>
            <text:p/>
          </table:table-cell>
          <table:table-cell table:style-name="ce18" office:value-type="string" calcext:value-type="string">
            <text:p>@TheInterceptBr @MCrivella Não é defesa do prefeito, é do bom senso. Foi uma chuva torrencial, fruto das mudanças climáticas. Choveu 300ml em 4 horas. Foi só a Ciclovia que sofreu? Mania de depreciar o Rio. O Rio é maior que Crivela, é maior que Witzel, é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38</text:p>
          </table:table-cell>
          <table:table-cell table:style-name="ce18" office:value-type="string" calcext:value-type="string">
            <text:p>mudança</text:p>
            <text:p/>
          </table:table-cell>
          <table:table-cell table:style-name="ce22" office:value-type="string" calcext:value-type="string">
            <text:p><text:span text:style-name="T1">A cidade do Rio tá colapsada. E não, não é culpa da chuva. É responsabilidade do prefeito Crivella. Negacionista de carteirinha, Crivella ignorou todo o marco regulatório de mudanças climáticas e resiliência pra cidade. #chuvasrio </text:span><text:a xlink:href="https://t.co/RM9UlSBR0K" xlink:type="simple">https://t.co/RM9UlSBR0K</text:a><text:span text:style-name="T1"> (críticas ao ceticismo) </text:span></text:p>
            <text:p/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41</text:p>
          </table:table-cell>
          <table:table-cell table:style-name="ce18" office:value-type="string" calcext:value-type="string">
            <text:p>M_Ferreira01</text:p>
            <text:p/>
          </table:table-cell>
          <table:table-cell table:style-name="ce18" office:value-type="string" calcext:value-type="string">
            <text:p>Não é só escoar rio, tem que tratar das mudanças climáticas com seriedade! Dissolvendo Ibama e atacando a Amazônia que não vai ser... #ChuvaRJ</text:p>
            <text:p> (federal)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42</text:p>
          </table:table-cell>
          <table:table-cell table:style-name="ce18" office:value-type="string" calcext:value-type="string">
            <text:p>é</text:p>
            <text:p/>
          </table:table-cell>
          <table:table-cell table:style-name="ce18" office:value-type="string" calcext:value-type="string">
            <text:p>@davidmirandario A cidade tem política municipal de mudanças climáticas, deputado. E tem Estratégia de Resiliência. O fator negacionismo do prefeito interfere na gestão de tal forma que chegamos ao colapso de hoje. Explico aqui nesse texto. #CPIdasEnchent (críticas ao ceticismo)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52</text:p>
          </table:table-cell>
          <table:table-cell table:style-name="ce18" office:value-type="string" calcext:value-type="string">
            <text:p>leite_ka</text:p>
            <text:p/>
          </table:table-cell>
          <table:table-cell table:style-name="ce18" office:value-type="string" calcext:value-type="string">
            <text:p>@MiGuaraciaba @MCrivella Miriam , choveu nessas 4 horas mais que naquele temporal de fevereiro. É uma mistura de esculhambação, mudança climática, população que não sabe cuidar do lixo. E sim, total despreparo. Havia um alerta de chuva forte. Pq não liber (adaptação)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53</text:p>
          </table:table-cell>
          <table:table-cell table:style-name="ce18" office:value-type="string" calcext:value-type="string">
            <text:p>VaismanJulio</text:p>
            <text:p/>
          </table:table-cell>
          <table:table-cell table:style-name="ce18" office:value-type="string" calcext:value-type="string">
            <text:p>@taliriapetrone Tem política, não usa. A cidade do Rio tem Estratégia de Resiliência, Diagnóstico e Áreas de Foco com as principais ameaças pra cidade relacionadas às mudanças climáticas. E sim, a chuvona de hoje, como a de fevereiro, é mudança do clima.</text:p>
          </table:table-cell>
        </table:table-row>
        <table:table-row table:style-name="ro2">
          <table:table-cell table:style-name="ce5" office:value-type="string" calcext:value-type="string">
            <text:p>Governança/ vulnerabilidade</text:p>
          </table:table-cell>
          <table:table-cell table:style-name="ce11" office:value-type="string" calcext:value-type="string">
            <text:p>Tw10</text:p>
          </table:table-cell>
          <table:table-cell table:style-name="ce18" office:value-type="string" calcext:value-type="string">
            <text:p>ElisNice</text:p>
            <text:p/>
          </table:table-cell>
          <table:table-cell table:style-name="ce18" office:value-type="string" calcext:value-type="string">
            <text:p>A cidade do Rio tinha Estratégia de Resiliência, lançada em maio de 2016 pelo ex-prefeito Eduardo Paes. Uma estratégia pioneira [Rio Resiliente] pra enfrentar efeitos das mudanças climáticas e desafios urbanos. O que #Crivella fez com isso? E o que isso tem a ver com #ChuvaRJ ?</text:p>
          </table:table-cell>
        </table:table-row>
        <table:table-row table:style-name="ro2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18</text:p>
          </table:table-cell>
          <table:table-cell table:style-name="ce19" office:value-type="string" calcext:value-type="string">
            <text:p>chochagn</text:p>
            <text:p/>
          </table:table-cell>
          <table:table-cell table:style-name="ce19" office:value-type="string" calcext:value-type="string">
            <text:p>finalmente falando na TV que a chuva no Rio é a cara da mudança climática </text:p>
          </table:table-cell>
        </table:table-row>
        <table:table-row table:style-name="ro2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24</text:p>
          </table:table-cell>
          <table:table-cell table:style-name="ce19" office:value-type="string" calcext:value-type="string">
            <text:p>Lullureal</text:p>
            <text:p/>
          </table:table-cell>
          <table:table-cell table:style-name="ce19" office:value-type="string" calcext:value-type="string">
            <text:p>@andretrig presidente da Clima Tempo hoje, em entrevista na GN, frisou que a chuva de hoje nada tem a ver com mudança climática. Aliás a repórter mencionou na matéria sobre isto acontecer no Rio desde século xvi </text:p>
          </table:table-cell>
        </table:table-row>
        <table:table-row table:style-name="ro2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25</text:p>
          </table:table-cell>
          <table:table-cell table:style-name="ce19" office:value-type="string" calcext:value-type="string">
            <text:p>guibfor</text:p>
            <text:p/>
          </table:table-cell>
          <table:table-cell table:style-name="ce19" office:value-type="string" calcext:value-type="string">
            <text:p>#ChuvasRJ Está na hora de todos começarem também com sua responsabilidade na educação ambiental, não poluindo ruas, rios, córregos conscientizando da importância devido a mudanças climáticas.</text:p>
          </table:table-cell>
        </table:table-row>
        <table:table-row table:style-name="ro2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48</text:p>
          </table:table-cell>
          <table:table-cell table:style-name="ce19" office:value-type="string" calcext:value-type="string">
            <text:p>marlon_faria</text:p>
            <text:p/>
          </table:table-cell>
          <table:table-cell table:style-name="ce24" office:value-type="string" calcext:value-type="string">
            <text:p><text:span text:style-name="T1">Cobrar a Prefeitura pelo caos que se estabelece desde ontem no Rio com a chuva é muito legítimo. Mas vc tb pode parar de debochar daquele amigo que te pede pra economizar água, evitar plástico e usar menos o carro. Antes de tudo é uma mudança climática. E pode piorar muito!</text:span> <text:span text:style-name="T1">(Governança)</text:span></text:p>
          </table:table-cell>
        </table:table-row>
        <table:table-row table:style-name="ro2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44</text:p>
          </table:table-cell>
          <table:table-cell table:style-name="ce19" office:value-type="string" calcext:value-type="string">
            <text:p>CCCRdg</text:p>
            <text:p/>
          </table:table-cell>
          <table:table-cell table:style-name="ce19" office:value-type="string" calcext:value-type="string">
            <text:p>@andretrig deu uma aula de mudanças climáticas pro Crivella. https://t.co/iUqiQmHeTs</text:p>
            <text:p/>
          </table:table-cell>
        </table:table-row>
        <table:table-row table:style-name="ro3">
          <table:table-cell table:style-name="ce6" office:value-type="string" calcext:value-type="string">
            <text:p>Informação/ Educação </text:p>
          </table:table-cell>
          <table:table-cell table:style-name="ce12" office:value-type="string" calcext:value-type="string">
            <text:p>Tw51</text:p>
          </table:table-cell>
          <table:table-cell table:style-name="ce19" office:value-type="string" calcext:value-type="string">
            <text:p>tacizone</text:p>
            <text:p/>
          </table:table-cell>
          <table:table-cell table:style-name="ce19" office:value-type="string" calcext:value-type="string">
            <text:p>Motivo de caos no Rio, é 'retrato de clima mais hostil' 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03:12.590928271</meta:creation-date>
    <dc:date>2019-09-17T15:05:11.453732493</dc:date>
    <meta:editing-duration>PT1M59S</meta:editing-duration>
    <meta:editing-cycles>1</meta:editing-cycles>
    <meta:document-statistic meta:table-count="1" meta:cell-count="216" meta:object-count="0"/>
    <meta:generator>LibreOffice/6.0.7.3$Linux_X86_64 LibreOffice_project/00m0$Build-3</meta:generator>
  </office:meta>
</office:document-meta>
</file>